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C00000032CAB74D04.png" manifest:media-type="image/png"/>
  <manifest:file-entry manifest:full-path="Pictures/1000000000000933000000518365084D.jpg" manifest:media-type="image/jpeg"/>
  <manifest:file-entry manifest:full-path="Pictures/1000000000000B70000002208F2838DC.jpg" manifest:media-type="image/jpeg"/>
  <manifest:file-entry manifest:full-path="Pictures/10000000000002D00000021C9392C7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10000017C00000032CAB74D04.png" manifest:media-type="image/png"/>
  <manifest:file-entry manifest:full-path="Object 1/Pictures/10000000000002D00000021C9392C710.jpg" manifest:media-type="image/jpeg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presentation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Nimbus Sans L2" svg:font-family="'Nimbus Sans L', Arial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Arial6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Courier 10 Pitch5" svg:font-family="'Courier 10 Pitch'" style:font-adornments="Regula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ncho" svg:font-family="Mincho, msmincho" style:font-pitch="variable"/>
    <style:font-face style:name="Nimbus Sans L4" svg:font-family="'Nimbus Sans L'" style:font-pitch="variable"/>
    <style:font-face style:name="Nimbus Sans L5" svg:font-family="'Nimbus Sans L', Arial" style:font-pitch="variable"/>
    <style:font-face style:name="SimSun1" svg:font-family="SimSun" style:font-pitch="variable"/>
    <style:font-face style:name="StarSymbol1" svg:font-family="StarSymbol, 'Arial Unicode MS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msgothic" svg:font-family="msgothic" style:font-pitch="variable"/>
    <style:font-face style:name="Arial2" svg:font-family="Arial" style:font-family-generic="roman" style:font-pitch="variable"/>
    <style:font-face style:name="Arial4" svg:font-family="Arial" style:font-adornments="Negreta" style:font-family-generic="roman" style:font-pitch="variable"/>
    <style:font-face style:name="Arial3" svg:font-family="Arial" style:font-adornments="Normal" style:font-family-generic="roman" style:font-pitch="variable"/>
    <style:font-face style:name="Courier 10 Pitch3" svg:font-family="'Courier 10 Pitch'" style:font-family-generic="roman" style:font-pitch="variable"/>
    <style:font-face style:name="Courier 10 Pitch4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3" svg:font-family="'Nimbus Sans L'" style:font-family-generic="roman" style:font-pitch="variable"/>
    <style:font-face style:name="Nimbus Sans L" svg:font-family="'Nimbus Sans L', Arial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Nimbus Sans L1" svg:font-family="'Nimbus Sans L'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Title5-title">
      <style:graphic-properties draw:stroke="none" draw:fill="none" draw:fill-color="#ffffff" draw:auto-grow-height="true" fo:min-height="3.018cm" draw:shadow-color="#808080"/>
    </style:style>
    <style:style style:name="pr2" style:family="presentation" style:parent-style-name="Title5-notes">
      <style:graphic-properties draw:stroke="none" draw:fill="none" draw:fill-color="#ffffff" draw:auto-grow-height="true" fo:min-height="12.57cm"/>
    </style:style>
    <style:style style:name="pr3" style:family="presentation" style:parent-style-name="MasterConImagen-title">
      <style:graphic-properties draw:auto-grow-height="true" fo:min-height="1.916cm"/>
    </style:style>
    <style:style style:name="pr4" style:family="presentation" style:parent-style-name="MasterConImagen-outline1">
      <style:graphic-properties draw:auto-grow-height="true" fo:min-height="11.094cm"/>
    </style:style>
    <style:style style:name="pr5" style:family="presentation" style:parent-style-name="MasterConImagen-notes">
      <style:graphic-properties draw:fill-color="#ffffff" fo:min-height="12.573cm"/>
    </style:style>
    <style:style style:name="pr6" style:family="presentation" style:parent-style-name="MasterConImagen-title">
      <style:graphic-properties draw:fill-color="#ffffff" draw:auto-grow-height="true" fo:min-height="1.916cm"/>
    </style:style>
    <style:style style:name="pr7" style:family="presentation" style:parent-style-name="MasterConImagen-outline1">
      <style:graphic-properties draw:fill-color="#ffffff" draw:auto-grow-height="true" fo:min-height="11.094cm"/>
    </style:style>
    <style:style style:name="pr8" style:family="presentation" style:parent-style-name="MasterConImagen-outline1">
      <style:graphic-properties fo:min-height="11.094cm"/>
    </style:style>
    <style:style style:name="pr9" style:family="presentation" style:parent-style-name="MasterConImagen-title">
      <style:graphic-properties draw:fill-color="#ffffff" draw:auto-grow-height="true" fo:min-height="1.917cm"/>
    </style:style>
    <style:style style:name="pr10" style:family="presentation" style:parent-style-name="MasterConImagen-outline1">
      <style:graphic-properties draw:fill-color="#ffffff" fo:min-height="11.094cm"/>
    </style:style>
    <style:style style:name="pr11" style:family="presentation" style:parent-style-name="MasterConImagen-outline1">
      <style:graphic-properties fo:min-height="11.093cm"/>
    </style:style>
    <style:style style:name="pr12" style:family="presentation" style:parent-style-name="MasterConImage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style:line-height-at-least="1.243cm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style:line-height-at-least="1.243cm" fo:text-align="start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74%" fo:text-align="start" fo:text-indent="0cm" style:punctuation-wrap="simple" style:line-break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74%" fo:text-align="start" fo:text-indent="0cm" style:punctuation-wrap="simple" style:line-break="normal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.508cm" fo:margin-right="0cm" fo:text-indent="-0.508cm"/>
    </style:style>
    <style:style style:name="P13" style:family="paragraph">
      <loext:graphic-properties draw:fill-color="#ffffff"/>
      <style:paragraph-properties fo:margin-left="0.6cm" fo:margin-right="0cm" fo:text-indent="-0.6cm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margin-left="0cm" fo:margin-right="0cm" fo:text-indent="0cm"/>
    </style:style>
    <style:style style:name="P16" style:family="paragraph">
      <style:paragraph-properties fo:margin-left="3.175cm" fo:margin-right="0cm" fo:margin-top="0.305cm" fo:margin-bottom="0cm" fo:line-height="100%" fo:text-align="start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999999" style:font-name="Arial5" fo:font-size="12pt" fo:letter-spacing="0.035cm" fo:font-weight="normal" style:font-size-asian="12pt" style:font-weight-asian="normal" style:font-size-complex="12pt" style:font-weight-complex="normal" style:text-scale="100%"/>
    </style:style>
    <style:style style:name="T1" style:family="text">
      <style:text-properties fo:color="#ff6309" style:text-position="0% 100%" style:font-name="Arial6" fo:font-size="35pt" fo:language="en" fo:country="GB" style:font-name-asian="msgothic" style:font-size-asian="35pt" style:font-name-complex="msgothic" style:font-size-complex="35pt"/>
    </style:style>
    <style:style style:name="T2" style:family="text">
      <style:text-properties fo:color="#999999" style:text-position="0% 100%" style:font-name="Arial6" fo:font-size="12pt" fo:language="en" fo:country="US" style:font-name-asian="msgothic" style:font-size-asian="12pt" style:font-name-complex="msgothic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text-outline="false" style:text-line-through-style="none" style:text-line-through-type="none" style:text-position="0% 100%" style:font-name="Arial1" fo:font-size="18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en" style:country-asian="US" style:font-style-asian="normal" style:font-weight-asian="bold" style:font-name-complex="DejaVu Sans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1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en" style:country-asian="US" style:font-style-asian="normal" style:font-weight-asian="normal" style:font-name-complex="DejaVu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999999" style:font-name="Arial5" fo:font-size="12pt" fo:letter-spacing="0.035cm" fo:font-weight="normal" style:font-size-asian="12pt" style:font-weight-asian="normal" style:font-size-complex="12pt" style:font-weight-complex="normal" style:text-scale="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508cm"/>
        <style:text-properties fo:font-family="Dingbats" style:font-style-name="Regular" style:font-pitch="variable" style:font-charset="x-symbol" fo:color="#c0c0c0" fo:font-size="25%"/>
      </text:list-level-style-bullet>
      <text:list-level-style-bullet text:level="2" text:bullet-char="•">
        <style:list-level-properties text:space-before="1.01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54cm" text:min-label-width="0.635cm"/>
        <style:text-properties style:font-name="Nimbus Roman No9 L" fo:color="#c0c0c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Nimbus Roman No9 L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style:font-name="Nimbus Roman No9 L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style:font-name="Nimbus Roman No9 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style:font-name="Nimbus Roman No9 L" fo:color="#c0c0c0" fo:font-size="45%"/>
      </text:list-level-style-bullet>
      <text:list-level-style-bullet text:level="8" text:bullet-char="●">
        <style:list-level-properties text:space-before="9cm" text:min-label-width="0.6cm"/>
        <style:text-properties style:font-name="Nimbus Roman No9 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style:font-name="Nimbus Roman No9 L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5" presentation:presentation-page-layout-name="AL1T0">
        <office:forms form:automatic-focus="false" form:apply-design-mode="false"/>
        <draw:frame presentation:style-name="pr1" draw:text-style-name="P2" draw:layer="layout" svg:width="20.858cm" svg:height="3.018cm" svg:x="2.209cm" svg:y="13.882cm" presentation:class="title" presentation:user-transformed="true">
          <draw:text-box>
            <text:p text:style-name="P1">Spring Framework</text:p>
          </draw:text-box>
        </draw:frame>
        <draw:custom-shape draw:style-name="gr1" draw:text-style-name="P4" draw:layer="layout" svg:width="22.782cm" svg:height="1.733cm" svg:x="2.218cm" svg:y="8.64cm">
          <text:list text:style-name="L1">
            <text:list-header>
              <text:p text:style-name="P3"><text:span text:style-name="T1">Desarrollo de aplicaciones con </text:span></text:p>
            </text:list-header>
            <text:list-item>
              <text:p text:style-name="P3"><text:span text:style-name="T1">Sprin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6" draw:layer="layout" svg:width="6.033cm" svg:height="0.825cm" svg:x="2.209cm" svg:y="8.152cm">
          <text:list text:style-name="L1">
            <text:list-header>
              <text:p text:style-name="P5"><text:span text:style-name="T2">Curs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layer="layout" svg:width="25.398cm" svg:height="19.048cm" svg:x="0.185cm" svg:y="-0.2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1" presentation:class="page"/>
          <draw:frame presentation:style-name="pr2" draw:text-style-name="P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MasterConImagen" presentation:presentation-page-layout-name="AL2T1">
        <office:forms form:automatic-focus="false" form:apply-design-mode="false"/>
        <draw:frame presentation:style-name="pr3" draw:layer="layout" svg:width="20.89cm" svg:height="1.916cm" svg:x="2.183cm" svg:y="2.258cm" presentation:class="title">
          <draw:text-box>
            <text:p>Contenido</text:p>
          </draw:text-box>
        </draw:frame>
        <draw:frame presentation:style-name="pr4" draw:layer="layout" svg:width="20.862cm" svg:height="11.094cm" svg:x="2.211cm" svg:y="5.872cm" presentation:class="outline" presentation:user-transformed="true">
          <draw:text-box>
            <text:list text:style-name="L3">
              <text:list-item>
                <text:p>Inversión de Control</text:p>
              </text:list-item>
              <text:list-item>
                <text:p>Inyección de dependencias</text:p>
              </text:list-item>
              <text:list-item>
                <text:p>Conclusione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ConImagen" presentation:presentation-page-layout-name="AL2T1">
        <office:forms form:automatic-focus="false" form:apply-design-mode="false"/>
        <draw:frame presentation:style-name="pr6" draw:text-style-name="P10" draw:layer="layout" svg:width="20.89cm" svg:height="1.916cm" svg:x="2.183cm" svg:y="2.258cm" presentation:class="title">
          <draw:text-box>
            <text:p text:style-name="P9">Inversión de Control (IoC)</text:p>
          </draw:text-box>
        </draw:frame>
        <draw:frame presentation:style-name="pr7" draw:text-style-name="P12" draw:layer="layout" svg:width="20.862cm" svg:height="11.094cm" svg:x="2.211cm" svg:y="5.872cm" presentation:class="outline" presentation:user-transformed="true">
          <draw:text-box>
            <text:list text:style-name="L3">
              <text:list-item>
                <text:p>Diseño en el cual el flujo de control se invierte respecto del tradicional modelo procedural.</text:p>
              </text:list-item>
              <text:list-item>
                <text:p text:style-name="P11">Principio de Hollywood: "Don't call me, I'll call you."</text:p>
              </text:list-item>
              <text:list-item>
                <text:p text:style-name="P11"><text:span text:style-name="T3">Lifecycle callbacks:</text:span> En lugar de que mi código llame explíscitamente a un servicio, hacer que el framework ejecute un método de mi código. (Ejemplos: PostConstruct, PreDestroy, PostActivate, PrePassivate)</text:p>
              </text:list-item>
              <text:list-item>
                <text:p text:style-name="P11">La responsabilidad de que las cosas pasen es del framework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ConImagen" presentation:presentation-page-layout-name="AL2T1">
        <office:forms form:automatic-focus="false" form:apply-design-mode="false"/>
        <draw:frame presentation:style-name="pr3" draw:text-style-name="P14" draw:layer="layout" svg:width="20.89cm" svg:height="1.916cm" svg:x="2.183cm" svg:y="2.258cm" presentation:class="title">
          <draw:text-box>
            <text:p text:style-name="P14">Inyección de Dependencias (DI)</text:p>
          </draw:text-box>
        </draw:frame>
        <draw:frame presentation:style-name="pr8" draw:layer="layout" svg:width="20.862cm" svg:height="11.094cm" svg:x="2.211cm" svg:y="5.872cm" presentation:class="outline" presentation:user-transformed="true">
          <draw:text-box>
            <text:list text:style-name="L3">
              <text:list-item>
                <text:p>Es una forma de Inversión de Control que remueve las dependencias explícitas a otras APIs.</text:p>
              </text:list-item>
              <text:list-item>
                <text:p text:style-name="P11">En lugar de que un componente solicite un objeto, el contenedor se da cuenta que lo necesita y se lo provee (inyecta) en tiempo de ejecución.</text:p>
              </text:list-item>
              <text:list-item>
                <text:p>El contenedor se basa en la declaración de los métodos y constructores del objeto, meta-información adjunta (anotaciones) y configuración externa <text:s/>(archivos XML o .propeties por ejemplo)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ConImagen" presentation:presentation-page-layout-name="AL2T1">
        <draw:frame presentation:style-name="pr9" draw:text-style-name="P15" draw:layer="layout" svg:width="20.89cm" svg:height="1.917cm" svg:x="2.183cm" svg:y="2.258cm" presentation:class="title" presentation:user-transformed="true">
          <draw:text-box>
            <text:p text:style-name="P9">Spring Bean Factory</text:p>
          </draw:text-box>
        </draw:frame>
        <draw:frame presentation:style-name="pr10" draw:text-style-name="P12" draw:layer="layout" svg:width="20.862cm" svg:height="11.094cm" svg:x="2.211cm" svg:y="5.872cm" presentation:class="outline" presentation:user-transformed="true">
          <draw:text-box>
            <text:list text:style-name="L3">
              <text:list-item>
                <text:p text:style-name="P11">“Factory” genérico que permite configurar las dependencias de los objetos y obtener referencias por nombre.</text:p>
              </text:list-item>
              <text:list-item>
                <text:p text:style-name="P11">3 ciclos de vida para los objetos:</text:p>
              </text:list-item>
            </text:list>
            <text:p text:style-name="P16"><text:span text:style-name="T4">Singleton</text:span><text:span text:style-name="T5">: Única instancia compartida. Modo por defecto y el de uso más común. Ideal para servicios sin estado.</text:span></text:p>
            <text:p text:style-name="P16"><text:span text:style-name="T4">Prototype</text:span><text:span text:style-name="T5">: Cada pedido resulta en la creación de una nueva instancia independiente.</text:span></text:p>
            <text:p text:style-name="P16"><text:span text:style-name="T4">Custom object “scopes”: </text:span><text:span text:style-name="T5">Por ejemplo “request” o “session” (para aplicaciones web). </text:span></text:p>
          </draw:text-box>
        </draw:frame>
        <draw:frame draw:style-name="gr5" draw:text-style-name="P17" draw:layer="layout" svg:width="20.862cm" svg:height="0.475cm" svg:x="2.211cm" svg:y="3.811cm">
          <draw:text-box>
            <text:p text:style-name="P11"><text:span text:style-name="T6">COMO FUNCION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ConImagen" presentation:presentation-page-layout-name="AL2T1">
        <draw:frame presentation:style-name="pr6" draw:text-style-name="P10" draw:layer="layout" svg:width="20.89cm" svg:height="1.916cm" svg:x="2.183cm" svg:y="2.258cm" presentation:class="title">
          <draw:text-box>
            <text:p text:style-name="P9">Usos de Spring</text:p>
          </draw:text-box>
        </draw:frame>
        <draw:frame presentation:style-name="pr10" draw:text-style-name="P12" draw:layer="layout" svg:width="20.862cm" svg:height="11.094cm" svg:x="2.211cm" svg:y="5.872cm" presentation:class="outline" presentation:user-transformed="true">
          <draw:text-box>
            <text:list text:style-name="L3">
              <text:list-item>
                <text:p text:style-name="P11">Inyección de dependencias.</text:p>
              </text:list-item>
              <text:list-item>
                <text:p text:style-name="P11">Facilita la administración de componentes de la capa de negocios.</text:p>
              </text:list-item>
              <text:list-item>
                <text:p text:style-name="P11">Provee herramientas para TDD.</text:p>
              </text:list-item>
              <text:list-item>
                <text:p text:style-name="P11">Solución a los problemas de infraestructura más típicos de las aplicacione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ConImagen" presentation:presentation-page-layout-name="AL2T1">
        <draw:frame presentation:style-name="pr3" draw:layer="layout" svg:width="20.89cm" svg:height="1.916cm" svg:x="2.183cm" svg:y="2.258cm" presentation:class="title">
          <draw:text-box>
            <text:p>Rol de Grails en Spring</text:p>
          </draw:text-box>
        </draw:frame>
        <draw:frame presentation:style-name="pr11" draw:layer="layout" svg:width="20.862cm" svg:height="11.093cm" svg:x="2.138cm" svg:y="5cm" presentation:class="outline" presentation:user-transformed="true">
          <draw:text-box>
            <text:list text:style-name="L3">
              <text:list-header>
                <text:p text:style-name="P1">Es el responsable de integrar los diferentes componentes de Grails entre sí.</text:p>
                <text:p><text:line-break/></text:p>
              </text:list-header>
              <text:list-item>
                <text:p>Inyección de dependencias</text:p>
              </text:list-item>
              <text:list-item>
                <text:p>Servicios Transaccionales</text:p>
              </text:list-item>
              <text:list-item>
                <text:p>Spring MVC</text:p>
              </text:list-item>
              <text:list-item>
                <text:p>Spring AOP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Nimbus Sans L2" svg:font-family="'Nimbus Sans L', Arial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Arial6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Courier 10 Pitch5" svg:font-family="'Courier 10 Pitch'" style:font-adornments="Regula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ncho" svg:font-family="Mincho, msmincho" style:font-pitch="variable"/>
    <style:font-face style:name="Nimbus Sans L4" svg:font-family="'Nimbus Sans L'" style:font-pitch="variable"/>
    <style:font-face style:name="Nimbus Sans L5" svg:font-family="'Nimbus Sans L', Arial" style:font-pitch="variable"/>
    <style:font-face style:name="SimSun1" svg:font-family="SimSun" style:font-pitch="variable"/>
    <style:font-face style:name="StarSymbol1" svg:font-family="StarSymbol, 'Arial Unicode MS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msgothic" svg:font-family="msgothic" style:font-pitch="variable"/>
    <style:font-face style:name="Arial2" svg:font-family="Arial" style:font-family-generic="roman" style:font-pitch="variable"/>
    <style:font-face style:name="Arial4" svg:font-family="Arial" style:font-adornments="Negreta" style:font-family-generic="roman" style:font-pitch="variable"/>
    <style:font-face style:name="Arial3" svg:font-family="Arial" style:font-adornments="Normal" style:font-family-generic="roman" style:font-pitch="variable"/>
    <style:font-face style:name="Courier 10 Pitch3" svg:font-family="'Courier 10 Pitch'" style:font-family-generic="roman" style:font-pitch="variable"/>
    <style:font-face style:name="Courier 10 Pitch4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3" svg:font-family="'Nimbus Sans L'" style:font-family-generic="roman" style:font-pitch="variable"/>
    <style:font-face style:name="Nimbus Sans L" svg:font-family="'Nimbus Sans L', Arial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Nimbus Sans L1" svg:font-family="'Nimbus Sans L'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e_20_1" draw:display-name="Bitmape 1" xlink:href="Pictures/10000000000002D00000021C9392C710.jpg" xlink:type="simple" xlink:show="embed" xlink:actuate="onLoad"/>
    <draw:fill-image draw:name="background" xlink:href="Pictures/10000000000002D00000021C9392C710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AR" style:font-name-asian="Nimbus Sans L4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gothic" style:font-family-asian="msgothic" style:font-pitch-asian="variable" style:font-size-asian="24pt" style:font-style-asian="normal" style:font-weight-asian="normal" style:font-name-complex="msgothic" style:font-family-complex="ms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line-height="0.6cm" fo:text-align="justify" style:text-autospace="none"/>
      <style:text-properties style:font-name="Nimbus Sans L1" fo:font-family="'Nimbus Sans L', Arial" style:font-family-generic="swiss" style:font-pitch="variable" fo:font-size="11pt" fo:language="en" fo:country="US" style:language-asian="en" style:country-asian="US" style:font-name-complex="Nimbus Sans L1" style:font-family-complex="'Nimbus Sans L', Arial" style:font-family-generic-complex="swiss" style:font-pitch-complex="variable" style:font-size-complex="11pt"/>
    </style:style>
    <style:style style:name="heading_20_4" style:display-name="heading 4" style:family="graphic">
      <style:paragraph-properties fo:line-height="0.6cm" style:text-autospace="none"/>
      <style:text-properties style:font-name="Nimbus Sans L2" fo:font-family="'Nimbus Sans L', Arial" style:font-family-generic="swiss" fo:font-size="11pt" fo:language="en" fo:country="US" fo:font-weight="bold" style:font-name-asian="Mincho" style:font-family-asian="Mincho, msmincho" style:font-pitch-asian="variable" style:language-asian="en" style:country-asian="US" style:font-name-complex="Nimbus Sans L2" style:font-family-complex="'Nimbus Sans L', Arial" style:font-family-generic-complex="swiss" style:font-size-complex="11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MasterConImagen-background" style:family="presentation">
      <style:graphic-properties draw:stroke="none" draw:fill="none"/>
      <style:text-properties style:letter-kerning="true"/>
    </style:style>
    <style:style style:name="MasterConImag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ConImagen-notes" style:family="presentation">
      <style:graphic-properties draw:stroke="none" draw:fill="none">
        <text:list-style style:name="MasterConImag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3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ConImagen-outline1" style:family="presentation">
      <style:graphic-properties draw:stroke="none" draw:fill="none">
        <text:list-style style:name="MasterConImagen-outline1">
          <text:list-level-style-bullet text:level="1" text:bullet-char="">
            <style:list-level-properties text:min-label-width="0.508cm"/>
            <style:text-properties fo:font-family="Dingbats" style:font-style-name="Regular" style:font-pitch="variable" style:font-charset="x-symbol" fo:color="#c0c0c0" fo:font-size="25%"/>
          </text:list-level-style-bullet>
          <text:list-level-style-bullet text:level="2" text:bullet-char="•">
            <style:list-level-properties text:space-before="1.016cm"/>
            <style:text-properties fo:font-family="StarSymbol" style:font-charset="x-symbol" fo:color="#c0c0c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style:font-name="Nimbus Roman No9 L" fo:color="#c0c0c0" fo:font-size="4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Nimbus Roman No9 L" fo:color="#c0c0c0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Nimbus Roman No9 L" fo:color="#c0c0c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Nimbus Roman No9 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Nimbus Roman No9 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Nimbus Roman No9 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Nimbus Roman No9 L" fo:color="#c0c0c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8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Arial1" fo:font-family="Arial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ConImagen-outline2" style:family="presentation" style:parent-style-name="MasterConImagen-outline1">
      <style:paragraph-properties fo:margin-left="1.016cm" fo:margin-right="0cm" fo:margin-top="0.305cm" fo:margin-bottom="0cm" fo:line-height="100%" fo:text-indent="0cm"/>
      <style:text-properties fo:color="#666666" style:font-name="Courier 10 Pitch2" fo:font-family="'Courier 10 Pitch'" style:font-style-name="Regular" style:font-pitch="fixed" fo:font-size="21pt" fo:font-weight="normal" style:font-size-asian="28pt" style:font-size-complex="28pt"/>
    </style:style>
    <style:style style:name="MasterConImagen-outline3" style:family="presentation" style:parent-style-name="MasterConImagen-outline2">
      <style:paragraph-properties fo:margin-left="3.175cm" fo:margin-right="0cm" fo:margin-top="0.305cm" fo:margin-bottom="0cm" fo:text-indent="-0.635cm"/>
      <style:text-properties fo:color="#000000" style:font-name="Arial1" fo:font-family="Arial" style:font-style-name="Normal" style:font-family-generic="swiss" style:font-pitch="variable" fo:font-size="18pt" style:font-size-asian="24pt" style:font-size-complex="24pt"/>
    </style:style>
    <style:style style:name="MasterConImagen-outline4" style:family="presentation" style:parent-style-name="MasterConImagen-outline3">
      <style:paragraph-properties fo:margin-left="4.445cm" fo:margin-right="0cm" fo:margin-top="0.305cm" fo:margin-bottom="0cm" fo:text-indent="-0.635cm"/>
      <style:text-properties fo:color="#000000" fo:font-size="14pt" style:font-size-asian="20pt" style:font-size-complex="20pt"/>
    </style:style>
    <style:style style:name="MasterConImagen-outline5" style:family="presentation" style:parent-style-name="MasterConImagen-outline4">
      <style:paragraph-properties fo:margin-left="6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6" style:family="presentation" style:parent-style-name="MasterConImagen-outline5">
      <style:paragraph-properties fo:margin-left="7.2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7" style:family="presentation" style:parent-style-name="MasterConImagen-outline6">
      <style:paragraph-properties fo:margin-left="8.4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8" style:family="presentation" style:parent-style-name="MasterConImagen-outline7">
      <style:paragraph-properties fo:margin-left="9.6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9" style:family="presentation" style:parent-style-name="MasterConImagen-outline8">
      <style:paragraph-properties fo:margin-left="10.8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subtitle" style:family="presentation">
      <style:graphic-properties draw:stroke="none" draw:fill="none" draw:textarea-vertical-align="middle">
        <text:list-style style:name="MasterConImag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3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ConImagen-title" style:family="presentation">
      <style:graphic-properties draw:stroke="none" draw:fill="none" draw:textarea-horizontal-align="left" draw:textarea-vertical-align="top">
        <text:list-style style:name="MasterConImag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5%" fo:text-align="center"/>
      <style:text-properties fo:color="#ff6309" style:text-outline="false" style:text-line-through-style="none" style:text-line-through-type="none" style:font-name="Arial1" fo:font-family="Arial" style:font-style-name="Normal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eparador-background" style:family="presentation">
      <style:graphic-properties draw:stroke="none" draw:fill="bitmap" draw:fill-color="#e6e6e6" draw:fill-image-name="background" style:repeat="stretch"/>
      <style:text-properties style:letter-kerning="true"/>
    </style:style>
    <style:style style:name="Separado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parador-notes" style:family="presentation">
      <style:graphic-properties draw:stroke="none" draw:fill="none">
        <text:list-style style:name="Separado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3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eparador-outline1" style:family="presentation">
      <style:graphic-properties draw:stroke="none" draw:fill="none" draw:textarea-horizontal-align="center" fo:padding-left="2.54cm" fo:padding-right="2.54cm">
        <text:list-style style:name="Separad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7cm" fo:margin-right="0cm" fo:margin-top="0cm" fo:margin-bottom="0.373cm" fo:text-align="center" fo:text-indent="-0.673cm"/>
      <style:text-properties fo:color="#999999" style:text-outline="false" style:text-line-through-style="none" style:text-line-through-type="none" style:font-name="Arial1" fo:font-family="Arial" style:font-style-name="Normal" style:font-family-generic="swiss" style:font-pitch="variable" fo:font-size="16pt" fo:letter-spacing="0.004cm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DejaVu Sans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Separador-outline2" style:family="presentation" style:parent-style-name="Separador-outline1">
      <style:paragraph-properties fo:margin-left="2.4cm" fo:margin-right="0cm" fo:margin-top="0cm" fo:margin-bottom="0.4cm" fo:text-indent="-0.8cm"/>
      <style:text-properties fo:color="#b3b3b3" fo:font-size="14pt" style:font-size-asian="14pt" style:font-size-complex="14pt"/>
    </style:style>
    <style:style style:name="Separador-outline3" style:family="presentation" style:parent-style-name="Separador-outline2">
      <style:paragraph-properties fo:margin-left="3.6cm" fo:margin-right="0cm" fo:margin-top="0cm" fo:margin-bottom="0.3cm" fo:text-indent="-0.6cm"/>
      <style:text-properties fo:font-size="14pt" style:font-size-asian="14pt" style:font-size-complex="14pt"/>
    </style:style>
    <style:style style:name="Separador-outline4" style:family="presentation" style:parent-style-name="Separador-outline3">
      <style:paragraph-properties fo:margin-left="4.8cm" fo:margin-right="0cm" fo:margin-top="0cm" fo:margin-bottom="0.2cm" fo:text-indent="-0.6cm"/>
      <style:text-properties fo:font-size="14pt" style:font-size-asian="14pt" style:font-size-complex="14pt"/>
    </style:style>
    <style:style style:name="Separador-outline5" style:family="presentation" style:parent-style-name="Separador-outline4">
      <style:paragraph-properties fo:margin-left="6cm" fo:margin-right="0cm" fo:margin-top="0cm" fo:margin-bottom="0.1cm" fo:text-indent="-0.6cm"/>
      <style:text-properties fo:font-size="14pt" style:font-size-asian="14pt" style:font-size-complex="14pt"/>
    </style:style>
    <style:style style:name="Separador-outline6" style:family="presentation" style:parent-style-name="Separador-outline5">
      <style:paragraph-properties fo:margin-left="7.2cm" fo:margin-right="0cm" fo:margin-top="0cm" fo:margin-bottom="0.1cm" fo:text-indent="-0.6cm"/>
      <style:text-properties fo:font-size="14pt" style:font-size-asian="14pt" style:font-size-complex="14pt"/>
    </style:style>
    <style:style style:name="Separador-outline7" style:family="presentation" style:parent-style-name="Separado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eparador-outline8" style:family="presentation" style:parent-style-name="Separado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eparador-outline9" style:family="presentation" style:parent-style-name="Separado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eparador-subtitle" style:family="presentation">
      <style:graphic-properties draw:stroke="none" draw:fill="none" draw:textarea-vertical-align="middle">
        <text:list-style style:name="Separado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3" fo:font-family="'Nimbus Sans L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eparador-title" style:family="presentation">
      <style:graphic-properties draw:stroke="none" draw:fill="none" draw:textarea-horizontal-align="center" draw:textarea-vertical-align="top" fo:padding-left="2.54cm" fo:padding-right="2.54cm">
        <text:list-style style:name="Separado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spacing="0.025cm" fo:text-align="center"/>
      <style:text-properties fo:color="#ff6309" style:text-outline="false" style:text-line-through-style="none" style:text-line-through-type="none" style:font-name="Arial5" fo:font-family="Arial" style:font-style-name="Negret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fo:padding-top="0.049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666666" style:text-outline="false" style:text-line-through-style="none" style:text-line-through-type="none" style:text-position="0% 100%" style:font-name="Arial6" fo:font-family="Arial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112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666666" style:text-line-through-style="none" style:text-line-through-type="none" style:text-position="0% 100%" style:font-name="Courier 10 Pitch1" fo:font-family="'Courier 10 Pitch'" style:font-pitch="fixed" fo:font-size="21pt" fo:font-style="normal" fo:text-shadow="none" style:text-underline-style="none" fo:font-weight="normal" style:font-name-asian="DejaVu Sans1" style:font-family-asian="'DejaVu Sans'" style:font-pitch-asian="variable" style:font-size-asian="21pt" style:font-style-asian="normal" style:font-weight-asian="normal" style:font-name-complex="DejaVu Sans1" style:font-family-complex="'DejaVu Sans'" style:font-pitch-complex="variable" style:font-size-complex="21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666666" style:text-line-through-style="none" style:text-line-through-type="none" style:text-position="0% 100%" style:font-name="Arial6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666666" style:text-line-through-style="none" style:text-line-through-type="none" style:text-position="0% 100%" style:font-name="Arial6" fo:font-family="Arial" style:font-pitch="variable" fo:font-size="14pt" fo:font-style="normal" fo:text-shadow="none" style:text-underline-style="none" fo:font-weight="normal" style:font-name-asian="DejaVu Sans1" style:font-family-asian="'DejaVu Sans'" style:font-pitch-asian="variable" style:font-size-asian="14pt" style:font-style-asian="normal" style:font-weight-asian="normal" style:font-name-complex="DejaVu Sans1" style:font-family-complex="'DejaVu Sans'" style:font-pitch-complex="variable" style:font-size-complex="1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666666" style:text-line-through-style="none" style:text-line-through-type="none" style:text-position="0% 100%" style:font-name="Arial6" fo:font-family="Arial" style:font-pitch="variable" fo:font-size="14pt" fo:font-style="normal" fo:text-shadow="none" style:text-underline-style="none" fo:font-weight="normal" style:font-name-asian="DejaVu Sans1" style:font-family-asian="'DejaVu Sans'" style:font-pitch-asian="variable" style:font-size-asian="14pt" style:font-style-asian="normal" style:font-weight-asian="normal" style:font-name-complex="DejaVu Sans1" style:font-family-complex="'DejaVu Sans'" style:font-pitch-complex="variable" style:font-size-complex="1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666666" style:text-line-through-style="none" style:text-line-through-type="none" style:text-position="0% 100%" style:font-name="Arial6" fo:font-family="Arial" style:font-pitch="variable" fo:font-size="14pt" fo:font-style="normal" fo:text-shadow="none" style:text-underline-style="none" fo:font-weight="normal" style:font-name-asian="DejaVu Sans1" style:font-family-asian="'DejaVu Sans'" style:font-pitch-asian="variable" style:font-size-asian="14pt" style:font-style-asian="normal" style:font-weight-asian="normal" style:font-name-complex="DejaVu Sans1" style:font-family-complex="'DejaVu Sans'" style:font-pitch-complex="variable" style:font-size-complex="1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666666" style:text-line-through-style="none" style:text-line-through-type="none" style:text-position="0% 100%" style:font-name="Arial6" fo:font-family="Arial" style:font-pitch="variable" fo:font-size="14pt" fo:font-style="normal" fo:text-shadow="none" style:text-underline-style="none" fo:font-weight="normal" style:font-name-asian="DejaVu Sans1" style:font-family-asian="'DejaVu Sans'" style:font-pitch-asian="variable" style:font-size-asian="14pt" style:font-style-asian="normal" style:font-weight-asian="normal" style:font-name-complex="DejaVu Sans1" style:font-family-complex="'DejaVu Sans'" style:font-pitch-complex="variable" style:font-size-complex="1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666666" style:text-line-through-style="none" style:text-line-through-type="none" style:text-position="0% 100%" style:font-name="Arial6" fo:font-family="Arial" style:font-pitch="variable" fo:font-size="14pt" fo:font-style="normal" fo:text-shadow="none" style:text-underline-style="none" fo:font-weight="normal" style:font-name-asian="DejaVu Sans1" style:font-family-asian="'DejaVu Sans'" style:font-pitch-asian="variable" style:font-size-asian="14pt" style:font-style-asian="normal" style:font-weight-asian="normal" style:font-name-complex="DejaVu Sans1" style:font-family-complex="'DejaVu Sans'" style:font-pitch-complex="variable" style:font-size-complex="1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666666" style:text-line-through-style="none" style:text-line-through-type="none" style:text-position="0% 100%" style:font-name="Arial6" fo:font-family="Arial" style:font-pitch="variable" fo:font-size="14pt" fo:font-style="normal" fo:text-shadow="none" style:text-underline-style="none" fo:font-weight="normal" style:font-name-asian="DejaVu Sans1" style:font-family-asian="'DejaVu Sans'" style:font-pitch-asian="variable" style:font-size-asian="14pt" style:font-style-asian="normal" style:font-weight-asian="normal" style:font-name-complex="DejaVu Sans1" style:font-family-complex="'DejaVu Sans'" style:font-pitch-complex="variable" style:font-size-complex="1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6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99999" style:text-outline="false" style:text-line-through-style="none" style:text-line-through-type="none" style:text-position="0% 100%" style:font-name="Arial6" fo:font-family="Arial" style:font-pitch="variable" fo:font-size="28pt" fo:font-style="normal" fo:text-shadow="none" style:text-underline-style="none" fo:font-weight="bold" style:letter-kerning="true" style:font-name-asian="DejaVu Sans1" style:font-family-asian="'DejaVu Sans'" style:font-pitch-asian="variable" style:font-size-asian="28pt" style:font-style-asian="normal" style:font-weight-asian="bold" style:font-name-complex="DejaVu Sans1" style:font-family-complex="'DejaVu Sans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e6e6e6" draw:fill-image-name="background" style:repeat="stretch"/>
    </style:style>
    <style:style style:name="Mdp3" style:family="drawing-page">
      <style:drawing-page-properties draw:background-size="border" draw:fill="bitmap" draw:fill-color="#ffffff" draw:fill-image-name="Bitmape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Mgr4" style:family="graphic" style:parent-style-name="standard" style:list-style-name="M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true" draw:auto-grow-width="false" fo:min-height="0.534cm" fo:min-width="0cm" fo:padding-top="0cm" fo:padding-bottom="0cm" fo:padding-left="0cm" fo:padding-right="0cm" draw:shadow="hidden" draw:shadow-offset-x="0.3cm" draw:shadow-offset-y="0.3cm" draw:shadow-color="#808080"/>
    </style:style>
    <style:style style:name="Mgr5" style:family="graphic" style:parent-style-name="standard" style:list-style-name="M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0.433cm" draw:shadow="hidden" draw:shadow-offset-x="0.3cm" draw:shadow-offset-y="0.3cm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ffb515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MasterConImagen-title">
      <style:graphic-properties draw:fill-color="#ffffff" draw:auto-grow-height="false" fo:min-height="3.181cm"/>
    </style:style>
    <style:style style:name="Mpr2" style:family="presentation" style:parent-style-name="MasterConImagen-outline1">
      <style:graphic-properties draw:fill-color="#ffffff" draw:auto-grow-height="false" fo:min-height="12.573cm"/>
    </style:style>
    <style:style style:name="Mpr3" style:family="presentation" style:parent-style-name="MasterConImagen-backgroundobjects">
      <style:graphic-properties draw:stroke="none" draw:fill="none" draw:fill-color="#ffffff" draw:auto-grow-height="false" fo:min-height="1.397cm"/>
    </style:style>
    <style:style style:name="Mpr4" style:family="presentation" style:parent-style-name="MasterConImagen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eparador-title">
      <style:graphic-properties draw:fill-color="#ffffff" draw:auto-grow-height="false" fo:min-height="3.181cm"/>
    </style:style>
    <style:style style:name="Mpr6" style:family="presentation" style:parent-style-name="Separador-outline1" style:list-style-name="ML5">
      <style:graphic-properties draw:fill-color="#ffffff" draw:auto-grow-height="false" fo:min-height="12.573cm"/>
    </style:style>
    <style:style style:name="Mpr7" style:family="presentation" style:parent-style-name="Separador-backgroundobjects">
      <style:graphic-properties draw:stroke="none" draw:fill="none" draw:fill-color="#ffffff" draw:auto-grow-height="false" fo:min-height="1.397cm"/>
    </style:style>
    <style:style style:name="Mpr8" style:family="presentation" style:parent-style-name="Separador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5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0" style:family="presentation" style:parent-style-name="Title5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1" style:family="presentation" style:parent-style-name="Title5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2" style:family="presentation" style:parent-style-name="Title5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style:paragraph-properties fo:text-align="start" style:text-autospace="ideograph-alpha" style:punctuation-wrap="simple" style:line-break="strict" style:writing-mode="lr-tb"/>
      <style:text-properties fo:hyphenate="false"/>
    </style:style>
    <style:style style:name="MP5" style:family="paragraph">
      <loext:graphic-properties draw:fill-color="#ffffff"/>
      <style:paragraph-properties fo:margin-left="1.2cm" fo:margin-right="0cm" fo:text-indent="-0.9cm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24pt"/>
    </style:style>
    <style:style style:name="MP8" style:family="paragraph">
      <style:paragraph-properties fo:margin-left="0cm" fo:margin-right="0cm" fo:line-height="100%" fo:text-align="start" fo:text-indent="0cm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font-size="2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loext:graphic-properties draw:fill="none" draw:fill-color="#ffffff"/>
      <style:paragraph-properties fo:margin-left="0cm" fo:margin-right="0cm" fo:margin-top="0cm" fo:margin-bottom="0cm" fo:line-height="74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gothic" style:font-size-asian="24pt" style:font-style-asian="normal" style:font-weight-asian="normal" style:font-name-complex="msgothic" style:font-size-complex="24pt" style:font-style-complex="normal" style:font-weight-complex="normal" style:font-relief="none"/>
    </style:style>
    <style:style style:name="MP17" style:family="paragraph">
      <style:paragraph-properties fo:margin-left="0cm" fo:margin-right="0cm" fo:margin-top="0cm" fo:margin-bottom="0cm" fo:line-height="74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8" style:family="paragraph">
      <loext:graphic-properties draw:fill="none" draw:fill-color="#ffffff"/>
      <style:paragraph-properties fo:margin-left="0cm" fo:margin-right="0cm" fo:margin-top="0cm" fo:margin-bottom="0cm" fo:line-height="74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gothic" style:font-size-asian="24pt" style:font-style-asian="normal" style:font-weight-asian="normal" style:font-name-complex="msgothic" style:font-size-complex="24pt" style:font-style-complex="normal" style:font-weight-complex="normal" style:font-relief="none"/>
    </style:style>
    <style:style style:name="MP19" style:family="paragraph">
      <loext:graphic-properties draw:fill="none" draw:fill-color="#ffffff"/>
      <style:paragraph-properties fo:text-align="center" style:writing-mode="lr-tb"/>
    </style:style>
    <style:style style:name="MP20" style:family="paragraph">
      <loext:graphic-properties draw:fill="none" draw:fill-color="#ffffff"/>
      <style:paragraph-properties style:writing-mode="lr-tb" style:font-independent-line-spacing="true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style:paragraph-properties fo:margin-left="0cm" fo:margin-right="0cm" fo:line-height="93%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24" style:family="paragraph">
      <style:paragraph-properties fo:margin-left="0cm" fo:margin-right="0cm" fo:line-height="93%" fo:text-align="end" fo:text-indent="0cm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666666" style:text-outline="false" style:text-line-through-style="none" style:text-line-through-type="none" style:text-position="0% 100%" style:font-name="Courier 10 Pitch2" fo:font-size="2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en" style:country-asian="US" style:font-style-asian="normal" style:font-weight-asian="normal" style:font-name-complex="DejaVu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1" fo:font-size="14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font-name="Arial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5" style:family="text">
      <style:text-properties fo:color="#cccccc" style:font-name="Arial" fo:font-size="11pt" fo:language="en" fo:country="GB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MT6" style:family="text">
      <style:text-properties fo:color="#999999" style:font-name="Arial"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7" style:family="text">
      <style:text-properties fo:color="#000000" style:font-name="Arial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8" style:family="text">
      <style:text-properties fo:color="#ff6309" style:font-name="Arial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color="#999999" style:font-name="Arial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size="14pt" style:font-size-asian="14pt" style:font-size-complex="14pt"/>
    </style:style>
    <style:style style:name="MT11" style:family="text">
      <style:text-properties fo:color="#b3b3b3" style:text-outline="false" style:text-line-through-style="none" style:text-line-through-type="none" style:text-position="0% 100%" style:font-name="Arial1" fo:font-size="14pt" fo:letter-spacing="0.004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4pt" style:language-asian="en" style:country-asian="US" style:font-style-asian="normal" style:font-weight-asian="normal" style:font-name-complex="DejaVu Sans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2" style:family="text">
      <style:text-properties fo:color="#b3b3b3" style:text-outline="false" style:text-line-through-style="none" style:text-line-through-type="none" style:text-position="0% 100%" style:font-name="Arial1" fo:font-size="20pt" fo:letter-spacing="0.004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3" style:family="text">
      <style:text-properties fo:color="#ffffff" style:text-outline="false" style:text-line-through-style="none" style:text-line-through-type="none" style:text-position="0% 100%" style:font-name="Arial" fo:font-size="10pt" fo:language="en" fo:country="GB" fo:font-style="normal" fo:text-shadow="none" style:text-underline-style="none" fo:font-weight="bold" style:font-name-asian="msgothic" style:font-size-asian="10pt" style:font-style-asian="normal" style:font-weight-asian="bold" style:font-name-complex="msgothic" style:font-size-complex="10pt" style:font-style-complex="normal" style:font-weight-complex="bold" style:font-relief="none"/>
    </style:style>
    <style:style style:name="MT14" style:family="text">
      <style:text-properties fo:color="#ffffff" style:text-outline="false" style:text-line-through-style="none" style:text-line-through-type="none" style:text-position="0% 100%" style:font-name="Arial" fo:font-size="10pt" fo:language="en" fo:country="GB" fo:font-style="normal" fo:text-shadow="none" style:text-underline-style="none" style:font-name-asian="msgothic" style:font-size-asian="10pt" style:font-style-asian="normal" style:font-name-complex="msgothic" style:font-size-complex="10pt" style:font-style-complex="normal" style:font-relief="none"/>
    </style:style>
    <style:style style:name="MT15" style:family="text">
      <style:text-properties fo:color="#ffffff" style:text-outline="false" style:text-line-through-style="none" style:text-line-through-type="none" style:text-position="0% 100%" style:font-name="Arial" fo:font-size="10pt" fo:language="en" fo:country="GB" fo:font-style="italic" fo:text-shadow="none" style:text-underline-style="none" style:font-name-asian="msgothic" style:font-size-asian="10pt" style:font-style-asian="italic" style:font-name-complex="msgothic" style:font-size-complex="10pt" style:font-style-complex="italic" style:font-relief="none"/>
    </style:style>
    <style:style style:name="MT16" style:family="text">
      <style:text-properties fo:color="#ffffff" style:text-outline="false" style:text-line-through-style="none" style:text-line-through-type="none" style:text-position="0% 100%" style:font-name="Arial" fo:font-size="11pt" fo:language="en" fo:country="GB" fo:font-style="normal" fo:text-shadow="none" style:text-underline-style="none" fo:font-weight="bold" style:font-name-asian="msgothic" style:font-size-asian="11pt" style:font-style-asian="normal" style:font-weight-asian="bold" style:font-name-complex="msgothic" style:font-size-complex="11pt" style:font-style-complex="normal" style:font-weight-complex="bold" style:font-relief="none"/>
    </style:style>
    <style:style style:name="MT17" style:family="text">
      <style:text-properties fo:color="#ffffff" style:text-outline="false" style:text-line-through-style="none" style:text-line-through-type="none" style:text-position="0% 100%" style:font-name="Arial" fo:font-size="10pt" fo:language="en" fo:country="GB" fo:font-style="italic" fo:text-shadow="none" style:text-underline-style="none" fo:font-weight="normal" style:font-name-asian="msgothic" style:font-size-asian="10pt" style:font-style-asian="italic" style:font-weight-asian="normal" style:font-name-complex="msgothic" style:font-size-complex="10pt" style:font-style-complex="italic" style:font-weight-complex="normal" style:font-relief="none"/>
    </style:style>
    <style:style style:name="MT18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">
        <style:list-level-properties text:min-label-width="0.508cm"/>
        <style:text-properties fo:font-family="Dingbats" style:font-style-name="Regular" style:font-pitch="variable" style:font-charset="x-symbol" fo:color="#c0c0c0" fo:font-size="25%"/>
      </text:list-level-style-bullet>
      <text:list-level-style-bullet text:level="2" text:bullet-char="•">
        <style:list-level-properties text:space-before="1.01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54cm" text:min-label-width="0.635cm"/>
        <style:text-properties style:font-name="Nimbus Roman No9 L" fo:color="#c0c0c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Nimbus Roman No9 L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style:font-name="Nimbus Roman No9 L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style:font-name="Nimbus Roman No9 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style:font-name="Nimbus Roman No9 L" fo:color="#c0c0c0" fo:font-size="45%"/>
      </text:list-level-style-bullet>
      <text:list-level-style-bullet text:level="8" text:bullet-char="●">
        <style:list-level-properties text:space-before="9cm" text:min-label-width="0.6cm"/>
        <style:text-properties style:font-name="Nimbus Roman No9 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style:font-name="Nimbus Roman No9 L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9.067cm" svg:height="6.8cm" svg:x="3.149cm" svg:y="3.022cm"/>
      <draw:page-thumbnail draw:layer="backgroundobjects" svg:width="9.067cm" svg:height="6.8cm" svg:x="15.722cm" svg:y="3.022cm"/>
      <draw:page-thumbnail draw:layer="backgroundobjects" svg:width="9.067cm" svg:height="6.8cm" svg:x="3.149cm" svg:y="11.766cm"/>
      <draw:page-thumbnail draw:layer="backgroundobjects" svg:width="9.067cm" svg:height="6.8cm" svg:x="15.722cm" svg:y="11.766cm"/>
    </style:handout-master>
    <style:master-page style:name="MasterConImagen" style:page-layout-name="PM1" draw:style-name="Mdp1">
      <draw:frame draw:style-name="Mgr1" draw:text-style-name="MP1" draw:layer="backgroundobjects" svg:width="25.4cm" svg:height="2.935cm" svg:x="-0.001cm" svg:y="0.001cm">
        <draw:image xlink:href="Pictures/1000000000000B70000002208F2838DC.jpg" xlink:type="simple" xlink:show="embed" xlink:actuate="onLoad">
          <text:p/>
        </draw:image>
      </draw:frame>
      <draw:frame presentation:style-name="Mpr1" draw:text-style-name="MP3" draw:layer="backgroundobjects" svg:width="20.89cm" svg:height="1.916cm" svg:x="2.183cm" svg:y="2.258cm" presentation:class="title">
        <draw:text-box>
          <text:p text:style-name="MP2">Click to edit the title text format</text:p>
        </draw:text-box>
      </draw:frame>
      <draw:frame presentation:style-name="Mpr2" draw:text-style-name="MP5" draw:layer="backgroundobjects" svg:width="20.862cm" svg:height="11.093cm" svg:x="2.211cm" svg:y="5.872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4"><text:span text:style-name="MT1"> </text:span><text:span text:style-name="MT1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3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1" draw:layer="backgroundobjects" svg:width="25.4cm" svg:height="0.607cm" svg:x="-0.001cm" svg:y="18.442cm">
        <draw:image xlink:href="Pictures/1000000000000933000000518365084D.jpg" xlink:type="simple" xlink:show="embed" xlink:actuate="onLoad">
          <text:p/>
        </draw:image>
      </draw:frame>
      <draw:frame draw:style-name="Mgr2" draw:text-style-name="MP7" draw:layer="backgroundobjects" svg:width="4.471cm" svg:height="0.433cm" svg:x="19.976cm" svg:y="17.766cm">
        <draw:text-box>
          <text:p text:style-name="MP6"><text:span text:style-name="MT4"><text:s text:c="2"/></text:span><text:span text:style-name="MT5">| </text:span><text:span text:style-name="MT6"><text:s text:c="2"/></text:span><text:span text:style-name="MT7"><text:page-number>&lt;number&gt;</text:page-number></text:span><text:span text:style-name="MT4"> <text:s/></text:span><text:span text:style-name="MT8">&lt;</text:span></text:p>
        </draw:text-box>
      </draw:frame>
      <draw:frame draw:style-name="Mgr3" draw:text-style-name="MP9" draw:layer="backgroundobjects" svg:width="17.622cm" svg:height="0.395cm" svg:x="1.403cm" svg:y="17.795cm">
        <draw:text-box>
          <text:p text:style-name="MP8"><text:span text:style-name="MT4">Spring Framework</text:span><text:span text:style-name="MT9"> <text:s/>- <text:s/></text:span><text:span text:style-name="MT6">03/05/2010 </text:span></text:p>
        </draw:text-box>
      </draw:frame>
      <presentation:notes style:page-layout-name="PM2">
        <draw:page-thumbnail presentation:style-name="MasterConImagen-title" draw:layer="backgroundobjects" svg:width="13.968cm" svg:height="10.476cm" svg:x="3.81cm" svg:y="2.123cm" presentation:class="page"/>
        <draw:frame presentation:style-name="MasterConImagen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1" draw:layer="backgroundobjects" svg:width="9.369cm" svg:height="1.396cm" svg:x="0cm" svg:y="0cm" presentation:class="header">
          <draw:text-box>
            <text:p text:style-name="MP10"><text:span text:style-name="MT10"><presentation:header/></text:span></text:p>
          </draw:text-box>
        </draw:frame>
        <draw:frame presentation:style-name="Mpr3" draw:text-style-name="MP13" draw:layer="backgroundobjects" svg:width="9.369cm" svg:height="1.396cm" svg:x="12.22cm" svg:y="0cm" presentation:class="date-time">
          <draw:text-box>
            <text:p text:style-name="MP12"><text:span text:style-name="MT10"><presentation:date-time/></text:span></text:p>
          </draw:text-box>
        </draw:frame>
        <draw:frame presentation:style-name="Mpr4" draw:text-style-name="MP11" draw:layer="backgroundobjects" svg:width="9.369cm" svg:height="1.396cm" svg:x="0cm" svg:y="26.543cm" presentation:class="footer">
          <draw:text-box>
            <text:p text:style-name="MP10"><text:span text:style-name="MT10"><presentation:footer/></text:span></text:p>
          </draw:text-box>
        </draw:frame>
        <draw:frame presentation:style-name="Mpr4" draw:text-style-name="MP13" draw:layer="backgroundobjects" svg:width="9.369cm" svg:height="1.396cm" svg:x="12.22cm" svg:y="26.543cm" presentation:class="page-number">
          <draw:text-box>
            <text:p text:style-name="MP12"><text:span text:style-name="MT10"><text:page-number>&lt;number&gt;</text:page-number></text:span></text:p>
          </draw:text-box>
        </draw:frame>
      </presentation:notes>
    </style:master-page>
    <style:master-page style:name="Separador" style:page-layout-name="PM1" draw:style-name="Mdp2">
      <draw:frame presentation:style-name="Mpr5" draw:text-style-name="MP3" draw:layer="backgroundobjects" svg:width="20.79cm" svg:height="3.733cm" svg:x="2.283cm" svg:y="7.72cm" presentation:class="title">
        <draw:text-box>
          <text:p text:style-name="MP2">Click to edit the title text format</text:p>
        </draw:text-box>
      </draw:frame>
      <draw:frame presentation:style-name="Mpr6" draw:text-style-name="MP5" draw:layer="backgroundobjects" svg:width="20.79cm" svg:height="3.915cm" svg:x="2.41cm" svg:y="11.985cm" presentation:class="outline">
        <draw:text-box>
          <text:list text:style-name="ML5">
            <text:list-item>
              <text:p text:style-name="MP14">First OutlineLevel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  <text:list>
                                    <text:list-item>
                                      <text:p text:style-name="MP15"><text:span text:style-name="MT12">Seventh Outline Level</text:span></text:p>
                                      <text:list>
                                        <text:list-item>
                                          <text:p text:style-name="MP15"><text:span text:style-name="MT12">Eighth Outline Level</text:span></text:p>
                                          <text:list>
                                            <text:list-item>
                                              <text:p text:style-name="MP15"><text:span text:style-name="MT1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1" draw:layer="backgroundobjects" svg:width="25.4cm" svg:height="0.607cm" svg:x="-0.001cm" svg:y="0cm">
        <draw:image xlink:href="Pictures/1000000000000933000000518365084D.jpg" xlink:type="simple" xlink:show="embed" xlink:actuate="onLoad">
          <text:p/>
        </draw:image>
      </draw:frame>
      <draw:frame draw:style-name="Mgr4" draw:text-style-name="MP16" draw:layer="backgroundobjects" svg:width="18.772cm" svg:height="0.534cm" svg:x="1.363cm" svg:y="17.758cm">
        <draw:text-box>
          <text:p text:style-name="MP8"><text:span text:style-name="MT13">Spring Framework</text:span><text:span text:style-name="MT14"> <text:s/>- <text:s/></text:span><text:span text:style-name="MT15">03/05/2010 </text:span></text:p>
        </draw:text-box>
      </draw:frame>
      <draw:frame draw:style-name="Mgr5" draw:text-style-name="MP18" draw:layer="backgroundobjects" svg:width="4.471cm" svg:height="0.433cm" svg:x="19.976cm" svg:y="17.754cm">
        <draw:text-box>
          <text:p text:style-name="MP17"><text:span text:style-name="MT13"><text:s text:c="2"/></text:span><text:span text:style-name="MT16">| </text:span><text:span text:style-name="MT17"><text:s text:c="2"/></text:span><text:span text:style-name="MT13"><text:page-number>&lt;number&gt;</text:page-number></text:span><text:span text:style-name="MT13"> <text:s/>&lt;</text:span></text:p>
        </draw:text-box>
      </draw:frame>
      <presentation:notes style:page-layout-name="PM2">
        <draw:page-thumbnail presentation:style-name="Separador-title" draw:layer="backgroundobjects" svg:width="13.968cm" svg:height="10.476cm" svg:x="3.81cm" svg:y="2.123cm" presentation:class="page"/>
        <draw:frame presentation:style-name="Separado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9cm" svg:height="1.396cm" svg:x="0cm" svg:y="0cm" presentation:class="header">
          <draw:text-box>
            <text:p text:style-name="MP10"><text:span text:style-name="MT10"><presentation:header/></text:span></text:p>
          </draw:text-box>
        </draw:frame>
        <draw:frame presentation:style-name="Mpr7" draw:text-style-name="MP13" draw:layer="backgroundobjects" svg:width="9.369cm" svg:height="1.396cm" svg:x="12.22cm" svg:y="0cm" presentation:class="date-time">
          <draw:text-box>
            <text:p text:style-name="MP12"><text:span text:style-name="MT10"><presentation:date-time/></text:span></text:p>
          </draw:text-box>
        </draw:frame>
        <draw:frame presentation:style-name="Mpr8" draw:text-style-name="MP11" draw:layer="backgroundobjects" svg:width="9.369cm" svg:height="1.396cm" svg:x="0cm" svg:y="26.543cm" presentation:class="footer">
          <draw:text-box>
            <text:p text:style-name="MP10"><text:span text:style-name="MT10"><presentation:footer/></text:span></text:p>
          </draw:text-box>
        </draw:frame>
        <draw:frame presentation:style-name="Mpr8" draw:text-style-name="MP13" draw:layer="backgroundobjects" svg:width="9.369cm" svg:height="1.396cm" svg:x="12.22cm" svg:y="26.543cm" presentation:class="page-number">
          <draw:text-box>
            <text:p text:style-name="MP12"><text:span text:style-name="MT10"><text:page-number>&lt;number&gt;</text:page-number></text:span></text:p>
          </draw:text-box>
        </draw:frame>
      </presentation:notes>
    </style:master-page>
    <style:master-page style:name="Title5" style:page-layout-name="PM1" draw:style-name="Mdp3">
      <draw:frame presentation:style-name="Title5-title" draw:layer="backgroundobjects" svg:width="20.858cm" svg:height="3.017cm" svg:x="2.209cm" svg:y="13.882cm" presentation:class="title" presentation:placeholder="true">
        <draw:text-box/>
      </draw:frame>
      <draw:frame presentation:style-name="Title5-outline1" draw:layer="backgroundobjects" svg:width="20.849cm" svg:height="11.098cm" svg:x="2.217cm" svg:y="6.768cm" presentation:class="outline" presentation:placeholder="true">
        <draw:text-box/>
      </draw:frame>
      <draw:frame draw:style-name="Mgr6" draw:text-style-name="MP19" draw:layer="backgroundobjects" svg:width="9.189cm" svg:height="1.208cm" svg:x="13.847cm" svg:y="4.057cm">
        <draw:image xlink:href="Pictures/100002010000017C00000032CAB74D04.png" xlink:type="simple" xlink:show="embed" xlink:actuate="onLoad">
          <text:p/>
        </draw:image>
      </draw:frame>
      <draw:frame draw:style-name="Mgr6" draw:text-style-name="MP19" draw:layer="backgroundobjects" svg:width="25.4cm" svg:height="0.609cm" svg:x="0cm" svg:y="0cm">
        <draw:image xlink:href="Pictures/1000000000000933000000518365084D.jpg" xlink:type="simple" xlink:show="embed" xlink:actuate="onLoad">
          <text:p/>
        </draw:image>
      </draw:frame>
      <draw:custom-shape draw:style-name="Mgr7" draw:text-style-name="MP20" draw:layer="backgroundobjects" svg:width="23.958cm" svg:height="17.313cm" svg:x="0.763cm" svg:y="0.798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8" draw:text-style-name="MP21" draw:layer="backgroundobjects" svg:width="18.93cm" svg:height="27.62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9" draw:text-style-name="MP23" draw:layer="backgroundobjects" svg:width="9.366cm" svg:height="1.394cm" svg:x="0cm" svg:y="-0.001cm" presentation:class="header">
          <draw:text-box>
            <text:list text:style-name="ML6">
              <text:list-header>
                <text:p text:style-name="MP22"><text:span text:style-name="MT18"><presentation:header/></text:span></text:p>
              </text:list-header>
            </text:list>
          </draw:text-box>
        </draw:frame>
        <draw:frame presentation:style-name="Mpr10" draw:text-style-name="MP25" draw:layer="backgroundobjects" svg:width="9.367cm" svg:height="1.394cm" svg:x="12.218cm" svg:y="-0.001cm" presentation:class="date-time">
          <draw:text-box>
            <text:list text:style-name="ML6">
              <text:list-header>
                <text:p text:style-name="MP24"><text:span text:style-name="MT18"><presentation:date-time/></text:span></text:p>
              </text:list-header>
            </text:list>
          </draw:text-box>
        </draw:frame>
        <draw:frame presentation:style-name="Mpr11" draw:text-style-name="MP23" draw:layer="backgroundobjects" svg:width="9.366cm" svg:height="1.395cm" svg:x="0cm" svg:y="26.541cm" presentation:class="footer">
          <draw:text-box>
            <text:list text:style-name="ML6">
              <text:list-header>
                <text:p text:style-name="MP22"><text:span text:style-name="MT18"><presentation:footer/></text:span></text:p>
              </text:list-header>
            </text:list>
          </draw:text-box>
        </draw:frame>
        <draw:frame presentation:style-name="Mpr12" draw:text-style-name="MP25" draw:layer="backgroundobjects" svg:width="9.367cm" svg:height="1.395cm" svg:x="12.218cm" svg:y="26.541cm" presentation:class="page-number">
          <draw:text-box>
            <text:list text:style-name="ML6">
              <text:list-header>
                <text:p text:style-name="MP24"><text:span text:style-name="MT18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dc:title> Java 1.5</dc:title>
    <meta:creation-date>2006-10-24T16:56:19</meta:creation-date>
    <dc:date>2015-02-27T16:52:44.768480000</dc:date>
    <meta:print-date>2006-10-24T16:56:19</meta:print-date>
    <dc:language>es-AR</dc:language>
    <meta:editing-cycles>488</meta:editing-cycles>
    <meta:editing-duration>P1DT19H48M16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Arial5" svg:font-family="Arial" style:font-pitch="variable"/>
    <style:font-face style:name="Calibri1" svg:font-family="Calibri" style:font-pitch="variable"/>
    <style:font-face style:name="Courier 10 Pitch" svg:font-family="'Courier 10 Pitch'" style:font-pitch="variable"/>
    <style:font-face style:name="Courier 10 Pitch5" svg:font-family="'Courier 10 Pitch'" style:font-adornments="Regular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3" svg:font-family="Arial" style:font-adornments="Negreta" style:font-family-generic="roman" style:font-pitch="variable"/>
    <style:font-face style:name="Arial1" svg:font-family="Arial" style:font-adornments="Normal" style:font-family-generic="roman" style:font-pitch="variable"/>
    <style:font-face style:name="Calibri" svg:font-family="Calibri" style:font-family-generic="roman" style:font-pitch="variable"/>
    <style:font-face style:name="Courier 10 Pitch3" svg:font-family="'Courier 10 Pitch'" style:font-family-generic="roman" style:font-pitch="variable"/>
    <style:font-face style:name="Courier 10 Pitch4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Nimbus Sans L2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37cm" fo:min-width="20.353cm" fo:padding-top="0.125cm" fo:padding-bottom="0.125cm" fo:padding-left="0.25cm" fo:padding-right="0.25cm" fo:wrap-option="wrap" draw:shadow-opacity="75%"/>
    </style:style>
    <style:style style:name="gr2" style:family="graphic">
      <style:graphic-properties style:protect="size"/>
    </style:style>
    <style:style style:name="pr1" style:family="presentation" style:parent-style-name="Curso-Template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2.327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Curso-Template-notes">
      <style:graphic-properties draw:fill-color="#ffffff" fo:min-height="11.179cm"/>
    </style:style>
    <style:style style:name="P1" style:family="paragraph">
      <style:paragraph-properties fo:margin-left="0cm" fo:margin-right="0cm" style:line-height-at-least="1.217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style:line-height-at-least="1.217cm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style:paragraph-properties fo:margin-left="0.943cm" fo:margin-right="0cm" fo:margin-top="0.282cm" fo:margin-bottom="0.586cm" fo:line-height="100%" fo:text-indent="-0.935cm" style:punctuation-wrap="hanging" style:line-break="strict"/>
    </style:style>
    <style:style style:name="P4" style:family="paragraph">
      <style:paragraph-properties fo:margin-left="0.943cm" fo:margin-right="0cm" fo:margin-top="0.282cm" fo:margin-bottom="0.586cm" fo:line-height="100%" fo:text-align="end" fo:text-indent="-0.935cm" style:punctuation-wrap="hanging" style:line-break="strict"/>
    </style:style>
    <style:style style:name="P5" style:family="paragraph">
      <loext:graphic-properties draw:fill="none" draw:fill-color="#ffffff"/>
      <style:paragraph-properties fo:margin-left="0.943cm" fo:margin-right="0cm" fo:margin-top="0.282cm" fo:margin-bottom="0.586cm" fo:line-height="100%" fo:text-indent="-0.935cm" style:punctuation-wrap="hanging" style:line-break="strict" style:writing-mode="lr-tb" style:font-independent-line-spacing="true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800080" style:font-name="Arial5" fo:font-size="44pt" fo:language="en" fo:country="GB" style:font-size-asian="44pt" style:font-size-complex="44pt"/>
    </style:style>
    <style:style style:name="T2" style:family="text">
      <style:text-properties fo:font-size="44pt" fo:language="es" fo:country="AR" style:font-size-asian="44pt" style:font-size-complex="44pt"/>
    </style:style>
    <style:style style:name="T3" style:family="text">
      <style:text-properties fo:font-size="32pt" fo:language="zxx" fo:country="none" style:font-size-asian="32pt" style:font-size-complex="32pt"/>
    </style:style>
    <style:style style:name="T4" style:family="text">
      <style:text-properties fo:font-size="32pt" fo:language="zxx" fo:country="none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Curso-Template" presentation:presentation-page-layout-name="AL1T0" presentation:use-date-time-name="dtd1">
        <office:forms form:automatic-focus="false" form:apply-design-mode="false"/>
        <draw:custom-shape draw:name="Text Box 2" draw:style-name="gr1" draw:text-style-name="P2" draw:layer="layout" svg:width="20.853cm" svg:height="7.62cm" svg:x="2.021cm" svg:y="5.08cm">
          <text:list text:style-name="L1">
            <text:list-header>
              <text:p text:style-name="P1"><text:span text:style-name="T1">Agile</text:span><text:span text:style-name="T1"><text:line-break/></text:span><text:span text:style-name="T1">Software </text:span><text:span text:style-name="T1"><text:line-break/></text:span><text:span text:style-name="T1">Development</text:span></text:p>
            </text:list-header>
            <text:list-item>
              <text:p text:style-name="P1"><text:span text:style-name="T1">Workshop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2.86cm" svg:height="12.327cm" svg:x="0cm" svg:y="4.569cm">
          <draw:text-box>
            <text:list text:style-name="L2">
              <text:list-header>
                <text:p text:style-name="P3"><text:span text:style-name="T2"/></text:p>
                <text:p text:style-name="P3"><text:span text:style-name="T3"/></text:p>
              </text:list-header>
              <text:list-item>
                <text:p text:style-name="P3"><text:span text:style-name="T3"/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Spring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2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Arial5" svg:font-family="Arial" style:font-pitch="variable"/>
    <style:font-face style:name="Calibri1" svg:font-family="Calibri" style:font-pitch="variable"/>
    <style:font-face style:name="Courier 10 Pitch" svg:font-family="'Courier 10 Pitch'" style:font-pitch="variable"/>
    <style:font-face style:name="Courier 10 Pitch5" svg:font-family="'Courier 10 Pitch'" style:font-adornments="Regular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3" svg:font-family="Arial" style:font-adornments="Negreta" style:font-family-generic="roman" style:font-pitch="variable"/>
    <style:font-face style:name="Arial1" svg:font-family="Arial" style:font-adornments="Normal" style:font-family-generic="roman" style:font-pitch="variable"/>
    <style:font-face style:name="Calibri" svg:font-family="Calibri" style:font-family-generic="roman" style:font-pitch="variable"/>
    <style:font-face style:name="Courier 10 Pitch3" svg:font-family="'Courier 10 Pitch'" style:font-family-generic="roman" style:font-pitch="variable"/>
    <style:font-face style:name="Courier 10 Pitch4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Nimbus Sans L2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2D00000021C9392C71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7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so-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so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o-Template-notes" style:family="presentation">
      <style:graphic-properties draw:stroke="none" draw:fill="none">
        <text:list-style style:name="Curs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Curso-Template-outline1" style:family="presentation">
      <style:graphic-properties draw:stroke="none" draw:fill="none" draw:textarea-horizontal-align="left">
        <text:list-style style:name="Curso-Template-outline1">
          <text:list-level-style-bullet text:level="1" text:bullet-char="•">
            <style:list-level-properties/>
            <style:text-properties fo:font-family="StarSymbol" style:font-charset="x-symbol" fo:color="#ffb515" fo:font-size="100%"/>
          </text:list-level-style-bullet>
          <text:list-level-style-bullet text:level="2" text:bullet-char="–">
            <style:list-level-properties text:space-before="1.524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1.879cm" text:min-label-width="0.61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66666" style:text-outline="false" style:text-line-through-style="none" style:text-line-through-type="none" style:font-name="Arial2" fo:font-family="Arial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so-Template-outline2" style:family="presentation" style:parent-style-name="Curso-Template-outline1">
      <style:paragraph-properties fo:margin-left="1.524cm" fo:margin-right="0cm" fo:margin-top="0cm" fo:margin-bottom="0.4cm" fo:text-align="center" fo:text-indent="0cm">
        <style:tab-stops/>
      </style:paragraph-properties>
      <style:text-properties fo:color="#666666" style:font-name="Courier 10 Pitch2" fo:font-family="'Courier 10 Pitch'" style:font-style-name="Regular" style:font-pitch="fixed" fo:font-size="21pt" style:font-size-asian="28pt" style:font-size-complex="28pt"/>
    </style:style>
    <style:style style:name="Curso-Template-outline3" style:family="presentation" style:parent-style-name="Curso-Template-outline2">
      <style:paragraph-properties fo:margin-left="0cm" fo:margin-right="0cm" fo:margin-top="0cm" fo:margin-bottom="0.3cm" fo:text-align="center" fo:text-indent="0cm"/>
      <style:text-properties fo:color="#666666" style:font-name="Nimbus Sans L2" fo:font-family="'Nimbus Sans L'" style:font-style-name="Regular" style:font-family-generic="swiss" style:font-pitch="variable" fo:font-size="18pt" style:font-size-asian="24pt" style:font-size-complex="24pt"/>
    </style:style>
    <style:style style:name="Curso-Template-outline4" style:family="presentation" style:parent-style-name="Curso-Template-outline3">
      <style:paragraph-properties fo:margin-left="0cm" fo:margin-right="0cm" fo:margin-top="0cm" fo:margin-bottom="0.2cm" fo:text-align="center" fo:text-indent="0cm"/>
      <style:text-properties fo:color="#666666" fo:font-size="14pt" style:font-size-asian="20pt" style:font-size-complex="20pt"/>
    </style:style>
    <style:style style:name="Curso-Template-outline5" style:family="presentation" style:parent-style-name="Curso-Template-outline4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6" style:family="presentation" style:parent-style-name="Curso-Template-outline5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7" style:family="presentation" style:parent-style-name="Curso-Template-outline6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8" style:family="presentation" style:parent-style-name="Curso-Template-outline7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9" style:family="presentation" style:parent-style-name="Curso-Template-outline8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subtitle" style:family="presentation">
      <style:graphic-properties draw:stroke="none" draw:fill="none" draw:textarea-vertical-align="middle">
        <text:list-style style:name="Curs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so-Template-title" style:family="presentation">
      <style:graphic-properties draw:stroke="none" draw:fill="none" draw:textarea-horizontal-align="left" draw:textarea-vertical-align="top">
        <text:list-style style:name="Curs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999999" style:text-outline="false" style:text-line-through-style="none" style:text-line-through-type="none" style:font-name="Arial4" fo:font-family="Arial" style:font-style-name="Negreta" style:font-family-generic="swiss" style:font-pitch="variable" fo:font-size="2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6e6ff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-Template-title">
      <style:graphic-properties draw:fill-color="#ffffff" draw:auto-grow-height="false" fo:min-height="3.181cm"/>
    </style:style>
    <style:style style:name="Mpr2" style:family="presentation" style:parent-style-name="Curso-Template-outline1" style:list-style-name="ML5">
      <style:graphic-properties draw:fill-color="#ffffff" draw:auto-grow-height="false" fo:min-height="12.573cm"/>
    </style:style>
    <style:style style:name="Mpr3" style:family="presentation" style:parent-style-name="Curso-Template-backgroundobjects">
      <style:graphic-properties svg:stroke-color="#ffb515" draw:fill="none" draw:textarea-horizontal-align="justify" draw:textarea-vertical-align="middle" draw:auto-grow-height="false" fo:min-height="17.314cm" fo:min-width="23.958cm"/>
    </style:style>
    <style:style style:name="Mpr4" style:family="presentation" style:parent-style-name="Curso-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style:text-autospace="ideograph-alpha" style:punctuation-wrap="simple" style:line-break="strict" style:writing-mode="lr-tb"/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Courier 10 Pitch2" fo:font-size="2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666666" style:text-outline="false" style:text-line-through-style="none" style:text-line-through-type="none" style:text-position="0% 100%" style:font-name="Courier 10 Pitch2" fo:font-size="2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fo:color="#ffb515" fo:font-size="100%"/>
      </text:list-level-style-bullet>
      <text:list-level-style-bullet text:level="2" text:bullet-char="–">
        <style:list-level-properties text:space-before="1.5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1.879cm" text:min-label-width="0.61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StarSymbol" style:font-charset="x-symbol" fo:color="#ffb515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presentation:notes style:page-layout-name="PM2"/>
    </style:master-page>
    <style:master-page style:name="Curso-Template" style:page-layout-name="PM1" draw:style-name="Mdp2">
      <draw:frame presentation:style-name="Mpr1" draw:text-style-name="MP6" draw:layer="backgroundobjects" svg:width="20.862cm" svg:height="3.019cm" svg:x="2.211cm" svg:y="9.884cm" presentation:class="title">
        <draw:text-box>
          <text:p text:style-name="MP5">Click to edit the title text format</text:p>
        </draw:text-box>
      </draw:frame>
      <draw:frame presentation:style-name="Mpr2" draw:text-style-name="MP9" draw:layer="backgroundobjects" svg:width="20.855cm" svg:height="2.623cm" svg:x="2.218cm" svg:y="13.87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8"><text:span text:style-name="MT2">Second </text:span><text:span text:style-name="MT3">Outline</text:span><text:span text:style-name="MT2"> </text:span><text:span text:style-name="MT3">Level</text:span>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0" draw:layer="backgroundobjects" svg:width="9.189cm" svg:height="1.208cm" svg:x="13.847cm" svg:y="4.059cm">
        <draw:image xlink:href="Pictures/100002010000017C00000032CAB74D04.png" xlink:type="simple" xlink:show="embed" xlink:actuate="onLoad">
          <text:p/>
        </draw:image>
      </draw:frame>
      <draw:custom-shape presentation:style-name="Mpr3" draw:text-style-name="MP10" draw:layer="backgroundobjects" svg:width="23.958cm" svg:height="17.314cm" svg:x="0.761cm" svg:y="0.797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Curso-Template-title" draw:layer="backgroundobjects" svg:width="12.325cm" svg:height="9.524cm" svg:x="3.361cm" svg:y="1.93cm" presentation:class="page"/>
        <draw:frame presentation:style-name="Curso-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4" draw:text-style-name="MP12" draw:layer="backgroundobjects" svg:width="8.267cm" svg:height="1.269cm" svg:x="0.001cm" svg:y="0.001cm" presentation:class="header">
          <draw:text-box>
            <text:p text:style-name="MP11"><text:span text:style-name="MT1"><presentation:header/></text:span></text:p>
          </draw:text-box>
        </draw:frame>
        <draw:frame presentation:style-name="Mpr4" draw:text-style-name="MP14" draw:layer="backgroundobjects" svg:width="8.267cm" svg:height="1.269cm" svg:x="10.782cm" svg:y="0.001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5" draw:text-style-name="MP12" draw:layer="backgroundobjects" svg:width="8.267cm" svg:height="1.269cm" svg:x="0.001cm" svg:y="24.13cm" presentation:class="footer">
          <draw:text-box>
            <text:p text:style-name="MP11"><text:span text:style-name="MT1"><presentation:footer/></text:span></text:p>
          </draw:text-box>
        </draw:frame>
        <draw:frame presentation:style-name="Mpr5" draw:text-style-name="MP14" draw:layer="backgroundobjects" svg:width="8.267cm" svg:height="1.269cm" svg:x="10.782cm" svg:y="24.1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